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b6d4" officeooo:paragraph-rsid="000fb6d4"/>
    </style:style>
    <style:style style:name="P2" style:family="paragraph" style:parent-style-name="Standard">
      <style:text-properties officeooo:rsid="000fb6d4" officeooo:paragraph-rsid="00106279"/>
    </style:style>
    <style:style style:name="P3" style:family="paragraph" style:parent-style-name="Standard">
      <style:text-properties officeooo:paragraph-rsid="000fb6d4"/>
    </style:style>
    <style:style style:name="P4" style:family="paragraph" style:parent-style-name="Standard">
      <style:text-properties officeooo:paragraph-rsid="00106279"/>
    </style:style>
    <style:style style:name="P5" style:family="paragraph" style:parent-style-name="Standard">
      <style:text-properties officeooo:rsid="00106279" officeooo:paragraph-rsid="00106279"/>
    </style:style>
    <style:style style:name="P6" style:family="paragraph" style:parent-style-name="Standard">
      <style:text-properties officeooo:paragraph-rsid="0011b9f4"/>
    </style:style>
    <style:style style:name="P7" style:family="paragraph" style:parent-style-name="Text_20_body">
      <style:text-properties officeooo:paragraph-rsid="00173663"/>
    </style:style>
    <style:style style:name="P8" style:family="paragraph" style:parent-style-name="Bibliography_20_1">
      <style:paragraph-properties>
        <style:tab-stops/>
      </style:paragraph-properties>
    </style:style>
    <style:style style:name="P9" style:family="paragraph" style:parent-style-name="Standard">
      <style:text-properties officeooo:paragraph-rsid="0011b9f4"/>
    </style:style>
    <style:style style:name="P10" style:family="paragraph" style:parent-style-name="Heading_20_2">
      <style:text-properties officeooo:paragraph-rsid="00173663"/>
    </style:style>
    <style:style style:name="P11" style:family="paragraph">
      <loext:graphic-properties draw:fill="none" draw:fill-color="#ffffff"/>
    </style:style>
    <style:style style:name="T1" style:family="text">
      <style:text-properties officeooo:rsid="00106279"/>
    </style:style>
    <style:style style:name="T2" style:family="text">
      <style:text-properties officeooo:rsid="0011b9f4"/>
    </style:style>
    <style:style style:name="T3" style:family="text">
      <style:text-properties officeooo:rsid="001b06d8"/>
    </style:style>
    <style:style style:name="gr1" style:family="graphic">
      <style:graphic-properties draw:stroke="none" svg:stroke-color="#000000" draw:fill="none" draw:fill-color="#ffffff" fo:min-height="0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mpresa <text:span text:style-name="T1">Cone</text:span></text:p>
      <text:p text:style-name="P1"/>
      <text:p text:style-name="Subtitle">Missão: Trazer tecnologia mais acessível para o Brasil</text:p>
      <text:p text:style-name="P1"/>
      <text:p text:style-name="Subtitle">Visão: Em cinco anos, eu quero que um bom celular custe R$ 100,00. </text:p>
      <text:p text:style-name="P1"/>
      <text:p text:style-name="Subtitle">Valores: Ética, <text:span text:style-name="T1">estímulo d</text:span>a concorrência, Open-Source <text:span text:style-name="T1">e </text:span>Desenvolvim<text:span text:style-name="T1">ento intelectual dos parceiros</text:span></text:p>
      <text:p text:style-name="P1"/>
      <text:h text:style-name="Heading_20_1" text:outline-level="1"><text:bookmark-start text:name="__RefHeading___Toc77_3084450460"/>Projeto 1: Comedouro automático<text:bookmark-end text:name="__RefHeading___Toc77_3084450460"/></text:h>
      <text:p text:style-name="P3"/>
      <text:h text:style-name="Heading_20_2" text:outline-level="2">Introdução</text:h>
      <text:p text:style-name="P2">Um grande problema encontrado com donos de animais domésticos é controlar a quantidade e o horário em que seus animais domésticos se alimentam, sobretudo num mundo onde ficamos apenas a noite com seus animais.</text:p>
      <text:p text:style-name="P3"/>
      <text:h text:style-name="df" text:outline-level="2">Objetivo</text:h>
      <text:p text:style-name="P5">O objetivo do projeto é desenvolver um comedouro automático para animais. Ele terá uma tampa, que será aberta e fechada automaticamente, no horário em que o dono desejar que o animal se alimente.</text:p>
      <text:p text:style-name="P4"/>
      <text:h text:style-name="Heading_20_2" text:outline-level="2">Metodologia</text:h>
      <text:p text:style-name="P5"><text:span text:style-name="T3">Será estudado sobre microcontroladores. </text:span>Será fabricado um MVP do comedouro automático utilizando a placa de desenvolvimento ESP8266. Em seguida, será feito uma pesquisa com donos de cachorro, para saber se existe mercado neste segmento.</text:p>
      <text:p text:style-name="P5"/>
      <text:h text:style-name="Heading_20_2" text:outline-level="2">Resultados e Discussão</text:h>
      <text:p text:style-name="P6"><text:span text:style-name="T2">A primeira parte do projeto consiste em aprender a usar o NodeMCU. Estou utilizando essa placa de desenvolvimento, pois é a única que eu tenho. As informações </text:span></text:p>
      <text:p text:style-name="P6"/>
      <text:p text:style-name="P6"/>
      <text:p text:style-name="P6"/>
      <text:p text:style-name="P6"/>
      <text:p text:style-name="P6"/>
      <text:h text:style-name="P10" text:outline-level="2"><draw:frame text:anchor-type="paragraph" draw:z-index="0" draw:name="Forma1" draw:style-name="gr1" draw:text-style-name="P11" svg:width="2.117cm" svg:height="0.562cm" svg:x="3.861cm" svg:y="0.766cm"><draw:text-box><text:p/></draw:text-box></draw:frame>Conclusão</text:h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df" style:family="paragraph" style:parent-style-name="Heading_20_2" style:default-outline-level="" style:list-style-name="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1:47:37.914870049</meta:creation-date>
    <dc:date>2018-10-16T21:04:01.085375772</dc:date>
    <meta:editing-duration>PT24M37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" meta:paragraph-count="14" meta:word-count="173" meta:character-count="1120" meta:non-whitespace-character-count="959"/>
  </office:meta>
</office:document-meta>
</file>